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817cm" svg:y="13.196cm">
            <draw:object draw:notify-on-update-of-ranges="Sheet1.A5:Sheet1.A9 Sheet1.B4:Sheet1.B4 Sheet1.B5:Sheet1.B9 Sheet1.A5:Sheet1.A9 Sheet1.C4:Sheet1.C4 Sheet1.C5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529cm" svg:y="13.221cm">
            <draw:object draw:notify-on-update-of-ranges="Sheet1.A13:Sheet1.A17 Sheet1.B12:Sheet1.B12 Sheet1.B13:Sheet1.B17 Sheet1.A13:Sheet1.A17 Sheet1.C12:Sheet1.C12 Sheet1.C13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68cm" svg:y="24.023cm">
            <draw:object draw:notify-on-update-of-ranges="Sheet1.A21:Sheet1.A25 Sheet1.B20:Sheet1.B20 Sheet1.B21:Sheet1.B25 Sheet1.A21:Sheet1.A25 Sheet1.C20:Sheet1.C20 Sheet1.C21:Sheet1.C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707cm" svg:y="35.453cm">
            <draw:object draw:notify-on-update-of-ranges="Sheet1.E5:Sheet1.E9 Sheet1.F4:Sheet1.F4 Sheet1.F5:Sheet1.F9 Sheet1.E5:Sheet1.E9 Sheet1.G4:Sheet1.G4 Sheet1.G5:Sheet1.G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7.309cm" svg:y="35.552cm">
            <draw:object draw:notify-on-update-of-ranges="Sheet1.E13:Sheet1.E17 Sheet1.F12:Sheet1.F12 Sheet1.F13:Sheet1.F17 Sheet1.E13:Sheet1.E17 Sheet1.G12:Sheet1.G12 Sheet1.G13:Sheet1.G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0.899cm" svg:y="45.964cm">
            <draw:object draw:notify-on-update-of-ranges="Sheet1.E21:Sheet1.E25 Sheet1.F20:Sheet1.F20 Sheet1.F21:Sheet1.F25 Sheet1.E21:Sheet1.E25 Sheet1.G20:Sheet1.G20 Sheet1.G21:Sheet1.G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2.203cm" svg:y="57.475cm">
            <draw:object draw:notify-on-update-of-ranges="Sheet1.I5:Sheet1.I9 Sheet1.J4:Sheet1.J4 Sheet1.J5:Sheet1.J9 Sheet1.I5:Sheet1.I9 Sheet1.K4:Sheet1.K4 Sheet1.K5:Sheet1.K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18.85cm" svg:y="57.625cm">
            <draw:object draw:notify-on-update-of-ranges="Sheet1.I13:Sheet1.I17 Sheet1.J12:Sheet1.J12 Sheet1.J13:Sheet1.J17 Sheet1.I13:Sheet1.I17 Sheet1.K12:Sheet1.K12 Sheet1.K13:Sheet1.K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2.303cm" svg:y="68.144cm">
            <draw:object draw:notify-on-update-of-ranges="Sheet1.I21:Sheet1.I25 Sheet1.J20:Sheet1.J20 Sheet1.J21:Sheet1.J25 Sheet1.I21:Sheet1.I25 Sheet1.K20:Sheet1.K20 Sheet1.K21:Sheet1.K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Q2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Low Traffic</text:p>
          </table:table-cell>
          <table:table-cell/>
          <table:table-cell office:value-type="string" calcext:value-type="string">
            <text:p>[PDR]</text:p>
          </table:table-cell>
          <table:table-cell/>
          <table:table-cell office:value-type="string" calcext:value-type="string">
            <text:p>b) Low Traffic</text:p>
          </table:table-cell>
          <table:table-cell/>
          <table:table-cell office:value-type="string" calcext:value-type="string">
            <text:p>[Overhead]</text:p>
          </table:table-cell>
          <table:table-cell/>
          <table:table-cell office:value-type="string" calcext:value-type="string">
            <text:p>c) Low Traffic</text:p>
          </table:table-cell>
          <table:table-cell/>
          <table:table-cell office:value-type="string" calcext:value-type="string">
            <text:p>[Congestion]</text:p>
          </table:table-cell>
        </table:table-row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aho</text:p>
          </table:table-cell>
          <table:table-cell/>
          <table:table-cell office:value-type="string" calcext:value-type="string">
            <text:p>Simulation Time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aho</text:p>
          </table:table-cell>
          <table:table-cell/>
          <table:table-cell office:value-type="string" calcext:value-type="string">
            <text:p>Simulation Time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ah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.993559" calcext:value-type="float">
            <text:p>1.99355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49806" calcext:value-type="float">
            <text:p>0.498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.01001" calcext:value-type="float">
            <text:p>2.010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50001" calcext:value-type="float">
            <text:p>0.5000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99684" calcext:value-type="float">
            <text:p>1.999684</text:p>
          </table:table-cell>
          <table:table-cell office:value-type="float" office:value="1.999584" calcext:value-type="float">
            <text:p>1.99958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500052" calcext:value-type="float">
            <text:p>0.50005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.01001" calcext:value-type="float">
            <text:p>2.01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499948" calcext:value-type="float">
            <text:p>0.49994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99584" calcext:value-type="float">
            <text:p>1.999584</text:p>
          </table:table-cell>
          <table:table-cell office:value-type="float" office:value="1.99584" calcext:value-type="float">
            <text:p>1.9958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.500052" calcext:value-type="float">
            <text:p>0.50005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Medium Traffic</text:p>
          </table:table-cell>
          <table:table-cell table:number-columns-repeated="3"/>
          <table:table-cell office:value-type="string" calcext:value-type="string">
            <text:p>Medium Traffic</text:p>
          </table:table-cell>
          <table:table-cell table:number-columns-repeated="3"/>
          <table:table-cell office:value-type="string" calcext:value-type="string">
            <text:p>Medium Traff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aho</text:p>
          </table:table-cell>
          <table:table-cell/>
          <table:table-cell office:value-type="string" calcext:value-type="string">
            <text:p>Simulation Time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aho</text:p>
          </table:table-cell>
          <table:table-cell/>
          <table:table-cell office:value-type="string" calcext:value-type="string">
            <text:p>Simulation Time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ah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93225" calcext:value-type="float">
            <text:p>1.993225</text:p>
          </table:table-cell>
          <table:table-cell office:value-type="float" office:value="1.993122" calcext:value-type="float">
            <text:p>1.9931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95023" calcext:value-type="float">
            <text:p>0.495023</text:p>
          </table:table-cell>
          <table:table-cell office:value-type="float" office:value="0.494308" calcext:value-type="float">
            <text:p>0.4943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217165" calcext:value-type="float">
            <text:p>3.217165</text:p>
          </table:table-cell>
          <table:table-cell office:value-type="float" office:value="3.334256" calcext:value-type="float">
            <text:p>3.3342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1001" calcext:value-type="float">
            <text:p>2.01001</text:p>
          </table:table-cell>
          <table:table-cell office:value-type="float" office:value="2.001941" calcext:value-type="float">
            <text:p>2.0019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999601" calcext:value-type="float">
            <text:p>0.4999601</text:p>
          </table:table-cell>
          <table:table-cell office:value-type="float" office:value="0.500333" calcext:value-type="float">
            <text:p>0.500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72546" calcext:value-type="float">
            <text:p>1.272546</text:p>
          </table:table-cell>
          <table:table-cell office:value-type="float" office:value="1.587619" calcext:value-type="float">
            <text:p>1.5876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1001" calcext:value-type="float">
            <text:p>2.01001</text:p>
          </table:table-cell>
          <table:table-cell office:value-type="float" office:value="1.998792" calcext:value-type="float">
            <text:p>1.99879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00214" calcext:value-type="float">
            <text:p>0.500214</text:p>
          </table:table-cell>
          <table:table-cell office:value-type="float" office:value="0.500423" calcext:value-type="float">
            <text:p>0.5004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825252" calcext:value-type="float">
            <text:p>1.825252</text:p>
          </table:table-cell>
          <table:table-cell office:value-type="float" office:value="1.313098" calcext:value-type="float">
            <text:p>1.313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997805" calcext:value-type="float">
            <text:p>1.997805</text:p>
          </table:table-cell>
          <table:table-cell office:value-type="float" office:value="1.998314" calcext:value-type="float">
            <text:p>1.9983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99664" calcext:value-type="float">
            <text:p>0.499664</text:p>
          </table:table-cell>
          <table:table-cell office:value-type="float" office:value="0.50006" calcext:value-type="float">
            <text:p>0.50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21303" calcext:value-type="float">
            <text:p>1.21303</text:p>
          </table:table-cell>
          <table:table-cell office:value-type="float" office:value="1.21309" calcext:value-type="float">
            <text:p>1.213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99755" calcext:value-type="float">
            <text:p>1.999755</text:p>
          </table:table-cell>
          <table:table-cell office:value-type="float" office:value="2.000966" calcext:value-type="float">
            <text:p>2.0009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499693" calcext:value-type="float">
            <text:p>0.499693</text:p>
          </table:table-cell>
          <table:table-cell office:value-type="float" office:value="0.499638" calcext:value-type="float">
            <text:p>0.4996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200998" calcext:value-type="float">
            <text:p>1.200998</text:p>
          </table:table-cell>
          <table:table-cell office:value-type="float" office:value="1.210008" calcext:value-type="float">
            <text:p>1.2100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igh Traffic</text:p>
          </table:table-cell>
          <table:table-cell table:number-columns-repeated="3"/>
          <table:table-cell office:value-type="string" calcext:value-type="string">
            <text:p>High Traffic </text:p>
          </table:table-cell>
          <table:table-cell table:number-columns-repeated="3"/>
          <table:table-cell office:value-type="string" calcext:value-type="string">
            <text:p>High Traff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aho</text:p>
          </table:table-cell>
          <table:table-cell/>
          <table:table-cell office:value-type="string" calcext:value-type="string">
            <text:p>Simulation Time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aho</text:p>
          </table:table-cell>
          <table:table-cell/>
          <table:table-cell office:value-type="string" calcext:value-type="string">
            <text:p>Simulation Time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ah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92998" calcext:value-type="float">
            <text:p>1.992998</text:p>
          </table:table-cell>
          <table:table-cell office:value-type="float" office:value="1.991042" calcext:value-type="float">
            <text:p>1.9910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94306" calcext:value-type="float">
            <text:p>0.494306</text:p>
          </table:table-cell>
          <table:table-cell office:value-type="float" office:value="0.494337" calcext:value-type="float">
            <text:p>0.4943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98843" calcext:value-type="float">
            <text:p>4.98843</text:p>
          </table:table-cell>
          <table:table-cell office:value-type="float" office:value="9.18899" calcext:value-type="float">
            <text:p>9.188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97885" calcext:value-type="float">
            <text:p>1.997885</text:p>
          </table:table-cell>
          <table:table-cell office:value-type="float" office:value="1.999005" calcext:value-type="float">
            <text:p>1.9990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9886" calcext:value-type="float">
            <text:p>0.49886</text:p>
          </table:table-cell>
          <table:table-cell office:value-type="float" office:value="0.498932" calcext:value-type="float">
            <text:p>0.4989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17162" calcext:value-type="float">
            <text:p>4.217162</text:p>
          </table:table-cell>
          <table:table-cell office:value-type="float" office:value="7.12673" calcext:value-type="float">
            <text:p>7.126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9729" calcext:value-type="float">
            <text:p>1.99729</text:p>
          </table:table-cell>
          <table:table-cell office:value-type="float" office:value="1.996118" calcext:value-type="float">
            <text:p>1.9961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99534" calcext:value-type="float">
            <text:p>0.499534</text:p>
          </table:table-cell>
          <table:table-cell office:value-type="float" office:value="0.499091" calcext:value-type="float">
            <text:p>0.49909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98843" calcext:value-type="float">
            <text:p>4.98843</text:p>
          </table:table-cell>
          <table:table-cell office:value-type="float" office:value="8.28248" calcext:value-type="float">
            <text:p>8.282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1001" calcext:value-type="float">
            <text:p>2.01001</text:p>
          </table:table-cell>
          <table:table-cell office:value-type="float" office:value="1.999673" calcext:value-type="float">
            <text:p>1.9996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98547" calcext:value-type="float">
            <text:p>0.498547</text:p>
          </table:table-cell>
          <table:table-cell office:value-type="float" office:value="0.498484" calcext:value-type="float">
            <text:p>0.49848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.352345" calcext:value-type="float">
            <text:p>4.352345</text:p>
          </table:table-cell>
          <table:table-cell office:value-type="float" office:value="5.10612" calcext:value-type="float">
            <text:p>5.106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97558" calcext:value-type="float">
            <text:p>1.997558</text:p>
          </table:table-cell>
          <table:table-cell office:value-type="float" office:value="1.998309" calcext:value-type="float">
            <text:p>1.9983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498842" calcext:value-type="float">
            <text:p>0.498842</text:p>
          </table:table-cell>
          <table:table-cell office:value-type="float" office:value="0.498222" calcext:value-type="float">
            <text:p>0.4982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000712" calcext:value-type="float">
            <text:p>6.000712</text:p>
          </table:table-cell>
          <table:table-cell office:value-type="float" office:value="7.11253" calcext:value-type="float">
            <text:p>7.1125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Q2a) PDR vs Simulation Time</text:p>
          </table:table-cell>
          <table:table-cell table:number-columns-repeated="7"/>
          <table:table-cell office:value-type="string" calcext:value-type="string">
            <text:p>Medium Traff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w Traffic</text:p>
          </table:table-cell>
          <table:table-cell table:number-columns-repeated="9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igh Traffic</text:p>
          </table:table-cell>
          <table:table-cell table:number-columns-repeated="9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 office:value-type="string" calcext:value-type="string">
            <text:p>b) Overhea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ow Traffic</text:p>
          </table:table-cell>
          <table:table-cell table:number-columns-repeated="9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igh Traffic</text:p>
          </table:table-cell>
          <table:table-cell table:number-columns-repeated="9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office:value-type="string" calcext:value-type="string">
            <text:p>c) Conges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ow Traffic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Medium Traffic</text:p>
          </table:table-cell>
          <table:table-cell/>
        </table:table-row>
        <table:table-row table:style-name="ro1" table:number-rows-repeated="2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igh Traffic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1:36:09.326380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0:53:35.841433946</meta:creation-date>
    <dc:date>2022-09-26T11:38:22.728472111</dc:date>
    <meta:editing-duration>PT22M52S</meta:editing-duration>
    <meta:editing-cycles>4</meta:editing-cycles>
    <meta:generator>LibreOffice/6.4.7.2$Linux_X86_64 LibreOffice_project/40$Build-2</meta:generator>
    <meta:document-statistic meta:table-count="1" meta:cell-count="18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952cm" style:legend-expansion="high" chart:style-name="ch2"/>
        <chart:plot-area chart:style-name="ch3" table:cell-range-address="Sheet1.A5:Sheet1.C9 Sheet1.B4:Sheet1.C4" chart:data-source-has-labels="row" svg:x="0.32cm" svg:y="0.18cm" svg:width="13.222cm" svg:height="8.64cm">
          <chartooo:coordinate-region svg:x="1.418cm" svg:y="0.379cm" svg:width="11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9" chart:label-cell-address="Sheet1.B4:Sheet1.B4" chart:class="chart:scatter">
            <chart:domain table:cell-range-address="Sheet1.A5:Sheet1.A9"/>
            <chart:data-point chart:repeated="5"/>
          </chart:series>
          <chart:series chart:style-name="ch7" chart:values-cell-range-address="Sheet1.C5:Sheet1.C9" chart:label-cell-address="Sheet1.C4:Sheet1.C4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no</text:p>
                <draw:g>
                  <svg:desc>Sheet1.B4:Sheet1.B4</svg:desc>
                </draw:g>
              </table:table-cell>
              <table:table-cell office:value-type="string">
                <text:p>Taho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1.993559">
                <text:p>1.993559</text:p>
                <draw:g>
                  <svg:desc>Sheet1.B5:Sheet1.B9</svg:desc>
                </draw:g>
              </table:table-cell>
              <table:table-cell office:value-type="float" office:value="1.993559">
                <text:p>1.993559</text:p>
                <draw:g>
                  <svg:desc>Sheet1.C5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01001">
                <text:p>2.01001</text:p>
              </table:table-cell>
              <table:table-cell office:value-type="float" office:value="2.01001">
                <text:p>2.01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999684">
                <text:p>1.999684</text:p>
              </table:table-cell>
              <table:table-cell office:value-type="float" office:value="1.999584">
                <text:p>1.999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01001">
                <text:p>2.01001</text:p>
              </table:table-cell>
              <table:table-cell office:value-type="float" office:value="2.01001">
                <text:p>2.01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999584">
                <text:p>1.999584</text:p>
              </table:table-cell>
              <table:table-cell office:value-type="float" office:value="1.99584">
                <text:p>1.99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952cm" style:legend-expansion="high" chart:style-name="ch2"/>
        <chart:plot-area chart:style-name="ch3" table:cell-range-address="Sheet1.A13:Sheet1.C17 Sheet1.B12:Sheet1.C12" chart:data-source-has-labels="row" svg:x="0.32cm" svg:y="0.18cm" svg:width="13.222cm" svg:height="8.64cm">
          <chartooo:coordinate-region svg:x="1.418cm" svg:y="0.379cm" svg:width="11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B17" chart:label-cell-address="Sheet1.B12:Sheet1.B12" chart:class="chart:scatter">
            <chart:domain table:cell-range-address="Sheet1.A13:Sheet1.A17"/>
            <chart:data-point chart:repeated="5"/>
          </chart:series>
          <chart:series chart:style-name="ch7" chart:values-cell-range-address="Sheet1.C13:Sheet1.C17" chart:label-cell-address="Sheet1.C12:Sheet1.C12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no</text:p>
                <draw:g>
                  <svg:desc>Sheet1.B12:Sheet1.B12</svg:desc>
                </draw:g>
              </table:table-cell>
              <table:table-cell office:value-type="string">
                <text:p>Taho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3:Sheet1.A17</svg:desc>
                </draw:g>
              </table:table-cell>
              <table:table-cell office:value-type="float" office:value="1.993225">
                <text:p>1.993225</text:p>
                <draw:g>
                  <svg:desc>Sheet1.B13:Sheet1.B17</svg:desc>
                </draw:g>
              </table:table-cell>
              <table:table-cell office:value-type="float" office:value="1.993122">
                <text:p>1.993122</text:p>
                <draw:g>
                  <svg:desc>Sheet1.C13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01001">
                <text:p>2.01001</text:p>
              </table:table-cell>
              <table:table-cell office:value-type="float" office:value="2.001941">
                <text:p>2.001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01001">
                <text:p>2.01001</text:p>
              </table:table-cell>
              <table:table-cell office:value-type="float" office:value="1.998792">
                <text:p>1.998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997805">
                <text:p>1.997805</text:p>
              </table:table-cell>
              <table:table-cell office:value-type="float" office:value="1.998314">
                <text:p>1.998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999755">
                <text:p>1.999755</text:p>
              </table:table-cell>
              <table:table-cell office:value-type="float" office:value="2.000966">
                <text:p>2.0009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952cm" style:legend-expansion="high" chart:style-name="ch2"/>
        <chart:plot-area chart:style-name="ch3" table:cell-range-address="Sheet1.A21:Sheet1.C25 Sheet1.B20:Sheet1.C20" chart:data-source-has-labels="row" svg:x="0.32cm" svg:y="0.18cm" svg:width="13.222cm" svg:height="8.64cm">
          <chartooo:coordinate-region svg:x="1.418cm" svg:y="0.379cm" svg:width="11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1:Sheet1.B25" chart:label-cell-address="Sheet1.B20:Sheet1.B20" chart:class="chart:scatter">
            <chart:domain table:cell-range-address="Sheet1.A21:Sheet1.A25"/>
            <chart:data-point chart:repeated="5"/>
          </chart:series>
          <chart:series chart:style-name="ch7" chart:values-cell-range-address="Sheet1.C21:Sheet1.C25" chart:label-cell-address="Sheet1.C20:Sheet1.C20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no</text:p>
                <draw:g>
                  <svg:desc>Sheet1.B20:Sheet1.B20</svg:desc>
                </draw:g>
              </table:table-cell>
              <table:table-cell office:value-type="string">
                <text:p>Taho</text:p>
                <draw:g>
                  <svg:desc>Sheet1.C20:Sheet1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1:Sheet1.A25</svg:desc>
                </draw:g>
              </table:table-cell>
              <table:table-cell office:value-type="float" office:value="1.992998">
                <text:p>1.992998</text:p>
                <draw:g>
                  <svg:desc>Sheet1.B21:Sheet1.B25</svg:desc>
                </draw:g>
              </table:table-cell>
              <table:table-cell office:value-type="float" office:value="1.991042">
                <text:p>1.991042</text:p>
                <draw:g>
                  <svg:desc>Sheet1.C21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997885">
                <text:p>1.997885</text:p>
              </table:table-cell>
              <table:table-cell office:value-type="float" office:value="1.999005">
                <text:p>1.999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99729">
                <text:p>1.99729</text:p>
              </table:table-cell>
              <table:table-cell office:value-type="float" office:value="1.996118">
                <text:p>1.996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01001">
                <text:p>2.01001</text:p>
              </table:table-cell>
              <table:table-cell office:value-type="float" office:value="1.999673">
                <text:p>1.999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997558">
                <text:p>1.997558</text:p>
              </table:table-cell>
              <table:table-cell office:value-type="float" office:value="1.998309">
                <text:p>1.998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952cm" style:legend-expansion="high" chart:style-name="ch2"/>
        <chart:plot-area chart:style-name="ch3" table:cell-range-address="Sheet1.E5:Sheet1.G9 Sheet1.F4:Sheet1.G4" chart:data-source-has-labels="row" svg:x="0.32cm" svg:y="0.18cm" svg:width="13.222cm" svg:height="8.64cm">
          <chartooo:coordinate-region svg:x="1.603cm" svg:y="0.379cm" svg:width="11.75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9" chart:label-cell-address="Sheet1.F4:Sheet1.F4" chart:class="chart:scatter">
            <chart:domain table:cell-range-address="Sheet1.E5:Sheet1.E9"/>
            <chart:data-point chart:repeated="5"/>
          </chart:series>
          <chart:series chart:style-name="ch7" chart:values-cell-range-address="Sheet1.G5:Sheet1.G9" chart:label-cell-address="Sheet1.G4:Sheet1.G4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eno</text:p>
                <draw:g>
                  <svg:desc>Sheet1.F4:Sheet1.F4</svg:desc>
                </draw:g>
              </table:table-cell>
              <table:table-cell office:value-type="string">
                <text:p>Taho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E5:Sheet1.E9</svg:desc>
                </draw:g>
              </table:table-cell>
              <table:table-cell office:value-type="float" office:value="0.49806">
                <text:p>0.49806</text:p>
                <draw:g>
                  <svg:desc>Sheet1.F5:Sheet1.F9</svg:desc>
                </draw:g>
              </table:table-cell>
              <table:table-cell office:value-type="float" office:value="0.49806">
                <text:p>0.49806</text:p>
                <draw:g>
                  <svg:desc>Sheet1.G5:Sheet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50001">
                <text:p>0.5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500052">
                <text:p>0.500052</text:p>
              </table:table-cell>
              <table:table-cell office:value-type="float" office:value="0.500052">
                <text:p>0.50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499948">
                <text:p>0.499948</text:p>
              </table:table-cell>
              <table:table-cell office:value-type="float" office:value="0.499948">
                <text:p>0.499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500052">
                <text:p>0.500052</text:p>
              </table:table-cell>
              <table:table-cell office:value-type="float" office:value="0.500052">
                <text:p>0.5000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952cm" style:legend-expansion="high" chart:style-name="ch2"/>
        <chart:plot-area chart:style-name="ch3" table:cell-range-address="Sheet1.E13:Sheet1.G17 Sheet1.F12:Sheet1.G12" chart:data-source-has-labels="row" svg:x="0.32cm" svg:y="0.18cm" svg:width="13.222cm" svg:height="8.64cm">
          <chartooo:coordinate-region svg:x="1.418cm" svg:y="0.379cm" svg:width="11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3:Sheet1.F17" chart:label-cell-address="Sheet1.F12:Sheet1.F12" chart:class="chart:scatter">
            <chart:domain table:cell-range-address="Sheet1.E13:Sheet1.E17"/>
            <chart:data-point chart:repeated="5"/>
          </chart:series>
          <chart:series chart:style-name="ch7" chart:values-cell-range-address="Sheet1.G13:Sheet1.G17" chart:label-cell-address="Sheet1.G12:Sheet1.G12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eno</text:p>
                <draw:g>
                  <svg:desc>Sheet1.F12:Sheet1.F12</svg:desc>
                </draw:g>
              </table:table-cell>
              <table:table-cell office:value-type="string">
                <text:p>Taho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E13:Sheet1.E17</svg:desc>
                </draw:g>
              </table:table-cell>
              <table:table-cell office:value-type="float" office:value="0.495023">
                <text:p>0.495023</text:p>
                <draw:g>
                  <svg:desc>Sheet1.F13:Sheet1.F17</svg:desc>
                </draw:g>
              </table:table-cell>
              <table:table-cell office:value-type="float" office:value="0.494308">
                <text:p>0.494308</text:p>
                <draw:g>
                  <svg:desc>Sheet1.G13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999601">
                <text:p>0.4999601</text:p>
              </table:table-cell>
              <table:table-cell office:value-type="float" office:value="0.500333">
                <text:p>0.500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500214">
                <text:p>0.500214</text:p>
              </table:table-cell>
              <table:table-cell office:value-type="float" office:value="0.500423">
                <text:p>0.500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499664">
                <text:p>0.499664</text:p>
              </table:table-cell>
              <table:table-cell office:value-type="float" office:value="0.50006">
                <text:p>0.5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99693">
                <text:p>0.499693</text:p>
              </table:table-cell>
              <table:table-cell office:value-type="float" office:value="0.499638">
                <text:p>0.4996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952cm" style:legend-expansion="high" chart:style-name="ch2"/>
        <chart:plot-area chart:style-name="ch3" table:cell-range-address="Sheet1.E21:Sheet1.G25 Sheet1.F20:Sheet1.G20" chart:data-source-has-labels="row" svg:x="0.32cm" svg:y="0.18cm" svg:width="13.222cm" svg:height="8.64cm">
          <chartooo:coordinate-region svg:x="1.418cm" svg:y="0.379cm" svg:width="11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1:Sheet1.F25" chart:label-cell-address="Sheet1.F20:Sheet1.F20" chart:class="chart:scatter">
            <chart:domain table:cell-range-address="Sheet1.E21:Sheet1.E25"/>
            <chart:data-point chart:repeated="5"/>
          </chart:series>
          <chart:series chart:style-name="ch7" chart:values-cell-range-address="Sheet1.G21:Sheet1.G25" chart:label-cell-address="Sheet1.G20:Sheet1.G20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eno</text:p>
                <draw:g>
                  <svg:desc>Sheet1.F20:Sheet1.F20</svg:desc>
                </draw:g>
              </table:table-cell>
              <table:table-cell office:value-type="string">
                <text:p>Taho</text:p>
                <draw:g>
                  <svg:desc>Sheet1.G20:Sheet1.G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E21:Sheet1.E25</svg:desc>
                </draw:g>
              </table:table-cell>
              <table:table-cell office:value-type="float" office:value="0.494306">
                <text:p>0.494306</text:p>
                <draw:g>
                  <svg:desc>Sheet1.F21:Sheet1.F25</svg:desc>
                </draw:g>
              </table:table-cell>
              <table:table-cell office:value-type="float" office:value="0.494337">
                <text:p>0.494337</text:p>
                <draw:g>
                  <svg:desc>Sheet1.G21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9886">
                <text:p>0.49886</text:p>
              </table:table-cell>
              <table:table-cell office:value-type="float" office:value="0.498932">
                <text:p>0.498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99534">
                <text:p>0.499534</text:p>
              </table:table-cell>
              <table:table-cell office:value-type="float" office:value="0.499091">
                <text:p>0.499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498547">
                <text:p>0.498547</text:p>
              </table:table-cell>
              <table:table-cell office:value-type="float" office:value="0.498484">
                <text:p>0.498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98842">
                <text:p>0.498842</text:p>
              </table:table-cell>
              <table:table-cell office:value-type="float" office:value="0.498222">
                <text:p>0.4982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952cm" style:legend-expansion="high" chart:style-name="ch2"/>
        <chart:plot-area chart:style-name="ch3" table:cell-range-address="Sheet1.I5:Sheet1.K9 Sheet1.J4:Sheet1.K4" chart:data-source-has-labels="row" svg:x="0.32cm" svg:y="0.18cm" svg:width="13.222cm" svg:height="8.64cm">
          <chartooo:coordinate-region svg:x="1.047cm" svg:y="0.379cm" svg:width="12.3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5:Sheet1.J9" chart:label-cell-address="Sheet1.J4:Sheet1.J4" chart:class="chart:scatter">
            <chart:domain table:cell-range-address="Sheet1.I5:Sheet1.I9"/>
            <chart:data-point chart:repeated="5"/>
          </chart:series>
          <chart:series chart:style-name="ch7" chart:values-cell-range-address="Sheet1.K5:Sheet1.K9" chart:label-cell-address="Sheet1.K4:Sheet1.K4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eno</text:p>
                <draw:g>
                  <svg:desc>Sheet1.J4:Sheet1.J4</svg:desc>
                </draw:g>
              </table:table-cell>
              <table:table-cell office:value-type="string">
                <text:p>Taho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I5:Sheet1.I9</svg:desc>
                </draw:g>
              </table:table-cell>
              <table:table-cell office:value-type="float" office:value="0">
                <text:p>0</text:p>
                <draw:g>
                  <svg:desc>Sheet1.J5:Sheet1.J9</svg:desc>
                </draw:g>
              </table:table-cell>
              <table:table-cell office:value-type="float" office:value="0">
                <text:p>0</text:p>
                <draw:g>
                  <svg:desc>Sheet1.K5:Sheet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952cm" style:legend-expansion="high" chart:style-name="ch2"/>
        <chart:plot-area chart:style-name="ch3" table:cell-range-address="Sheet1.I13:Sheet1.K17 Sheet1.J12:Sheet1.K12" chart:data-source-has-labels="row" svg:x="0.32cm" svg:y="0.18cm" svg:width="13.222cm" svg:height="8.64cm">
          <chartooo:coordinate-region svg:x="1.047cm" svg:y="0.379cm" svg:width="12.3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13:Sheet1.J17" chart:label-cell-address="Sheet1.J12:Sheet1.J12" chart:class="chart:scatter">
            <chart:domain table:cell-range-address="Sheet1.I13:Sheet1.I17"/>
            <chart:data-point chart:repeated="5"/>
          </chart:series>
          <chart:series chart:style-name="ch7" chart:values-cell-range-address="Sheet1.K13:Sheet1.K17" chart:label-cell-address="Sheet1.K12:Sheet1.K12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eno</text:p>
                <draw:g>
                  <svg:desc>Sheet1.J12:Sheet1.J12</svg:desc>
                </draw:g>
              </table:table-cell>
              <table:table-cell office:value-type="string">
                <text:p>Taho</text:p>
                <draw:g>
                  <svg:desc>Sheet1.K12:Sheet1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I13:Sheet1.I17</svg:desc>
                </draw:g>
              </table:table-cell>
              <table:table-cell office:value-type="float" office:value="3.217165">
                <text:p>3.217165</text:p>
                <draw:g>
                  <svg:desc>Sheet1.J13:Sheet1.J17</svg:desc>
                </draw:g>
              </table:table-cell>
              <table:table-cell office:value-type="float" office:value="3.334256">
                <text:p>3.334256</text:p>
                <draw:g>
                  <svg:desc>Sheet1.K13:Sheet1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272546">
                <text:p>1.272546</text:p>
              </table:table-cell>
              <table:table-cell office:value-type="float" office:value="1.587619">
                <text:p>1.587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825252">
                <text:p>1.825252</text:p>
              </table:table-cell>
              <table:table-cell office:value-type="float" office:value="1.313098">
                <text:p>1.313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21303">
                <text:p>1.21303</text:p>
              </table:table-cell>
              <table:table-cell office:value-type="float" office:value="1.21309">
                <text:p>1.21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200998">
                <text:p>1.200998</text:p>
              </table:table-cell>
              <table:table-cell office:value-type="float" office:value="1.210008">
                <text:p>1.2100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952cm" style:legend-expansion="high" chart:style-name="ch2"/>
        <chart:plot-area chart:style-name="ch3" table:cell-range-address="Sheet1.I21:Sheet1.K25 Sheet1.J20:Sheet1.K20" chart:data-source-has-labels="row" svg:x="0.32cm" svg:y="0.18cm" svg:width="13.222cm" svg:height="8.64cm">
          <chartooo:coordinate-region svg:x="0.756cm" svg:y="0.379cm" svg:width="12.4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1:Sheet1.J25" chart:label-cell-address="Sheet1.J20:Sheet1.J20" chart:class="chart:scatter">
            <chart:domain table:cell-range-address="Sheet1.I21:Sheet1.I25"/>
            <chart:data-point chart:repeated="5"/>
          </chart:series>
          <chart:series chart:style-name="ch7" chart:values-cell-range-address="Sheet1.K21:Sheet1.K25" chart:label-cell-address="Sheet1.K20:Sheet1.K20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eno</text:p>
                <draw:g>
                  <svg:desc>Sheet1.J20:Sheet1.J20</svg:desc>
                </draw:g>
              </table:table-cell>
              <table:table-cell office:value-type="string">
                <text:p>Taho</text:p>
                <draw:g>
                  <svg:desc>Sheet1.K20:Sheet1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I21:Sheet1.I25</svg:desc>
                </draw:g>
              </table:table-cell>
              <table:table-cell office:value-type="float" office:value="4.98843">
                <text:p>4.98843</text:p>
                <draw:g>
                  <svg:desc>Sheet1.J21:Sheet1.J25</svg:desc>
                </draw:g>
              </table:table-cell>
              <table:table-cell office:value-type="float" office:value="9.18899">
                <text:p>9.18899</text:p>
                <draw:g>
                  <svg:desc>Sheet1.K21:Sheet1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217162">
                <text:p>4.217162</text:p>
              </table:table-cell>
              <table:table-cell office:value-type="float" office:value="7.12673">
                <text:p>7.12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.98843">
                <text:p>4.98843</text:p>
              </table:table-cell>
              <table:table-cell office:value-type="float" office:value="8.28248">
                <text:p>8.28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.352345">
                <text:p>4.352345</text:p>
              </table:table-cell>
              <table:table-cell office:value-type="float" office:value="5.10612">
                <text:p>5.10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.000712">
                <text:p>6.000712</text:p>
              </table:table-cell>
              <table:table-cell office:value-type="float" office:value="7.11253">
                <text:p>7.1125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